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5cm" svg:height="1.27cm" svg:x="4.875cm" svg:y="7.785cm">
          <text:p text:style-name="P1">Impo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28cm" svg:y1="7.35cm" svg:x2="4.875cm" svg:y2="8.42cm" draw:start-shape="id1" draw:start-glue-point="2" draw:end-shape="id2" draw:end-glue-point="3" svg:d="m4128 7350v1070h747">
          <text:p/>
        </draw:connector>
        <draw:custom-shape draw:style-name="gr1" draw:text-style-name="P1" draw:id="id3" draw:layer="layout" svg:width="2.513cm" svg:height="1.27cm" svg:x="4.912cm" svg:y="12.73cm">
          <text:p text:style-name="P1">Correl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28cm" svg:y1="7.35cm" svg:x2="4.912cm" svg:y2="13.365cm" draw:start-shape="id1" draw:start-glue-point="2" draw:end-shape="id3" draw:end-glue-point="3" svg:d="m4128 7350v6015h784">
          <text:p/>
        </draw:connector>
        <draw:custom-shape draw:style-name="gr1" draw:text-style-name="P1" draw:id="id4" draw:layer="layout" svg:width="5.08cm" svg:height="1.27cm" svg:x="7.285cm" svg:y="14.13cm">
          <text:p text:style-name="P1">TakeMeasuremen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68cm" svg:y1="14cm" svg:x2="7.285cm" svg:y2="14.765cm" draw:start-shape="id3" draw:start-glue-point="2" draw:end-shape="id4" draw:end-glue-point="3" svg:d="m6168 14000v765h1117">
          <text:p/>
        </draw:connector>
        <draw:custom-shape draw:style-name="gr1" draw:text-style-name="P1" draw:id="id5" draw:layer="layout" svg:width="5.08cm" svg:height="1.27cm" svg:x="7.285cm" svg:y="15.4cm">
          <text:p text:style-name="P1">Acc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875cm" svg:height="1.27cm" svg:x="7.285cm" svg:y="17.94cm">
          <text:p text:style-name="P1">DumpAcc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.08cm" svg:height="1.27cm" svg:x="7.285cm" svg:y="16.67cm">
          <text:p text:style-name="P1">UpdateSt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68cm" svg:y1="14cm" svg:x2="7.285cm" svg:y2="16.035cm" draw:start-shape="id3" draw:start-glue-point="2" draw:end-shape="id5" draw:end-glue-point="3" svg:d="m6168 14000v2035h1117">
          <text:p/>
        </draw:connector>
        <draw:connector draw:style-name="gr2" draw:text-style-name="P1" draw:layer="layout" svg:x1="6.168cm" svg:y1="14cm" svg:x2="7.285cm" svg:y2="17.305cm" draw:start-shape="id3" draw:start-glue-point="2" draw:end-shape="id6" draw:end-glue-point="3" svg:d="m6168 14000v3305h1117">
          <text:p/>
        </draw:connector>
        <draw:connector draw:style-name="gr2" draw:text-style-name="P1" draw:layer="layout" svg:x1="6.168cm" svg:y1="14cm" svg:x2="7.285cm" svg:y2="18.575cm" draw:start-shape="id3" draw:start-glue-point="2" draw:end-shape="id7" draw:end-glue-point="3" svg:d="m6168 14000v4575h1117">
          <text:p/>
        </draw:connector>
        <draw:custom-shape draw:style-name="gr1" draw:text-style-name="P1" draw:id="id8" draw:layer="layout" svg:width="4.37cm" svg:height="1.27cm" svg:x="6.79cm" svg:y="9.055cm">
          <text:p text:style-name="P1">InitCorrelat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.08cm" svg:height="1.27cm" svg:x="6.79cm" svg:y="10.325cm">
          <text:p text:style-name="P1">StartChann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.08cm" svg:height="1.27cm" svg:x="6.79cm" svg:y="11.595cm">
          <text:p text:style-name="P1">Fifo:Dequeu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5cm" svg:y1="9.055cm" svg:x2="6.79cm" svg:y2="9.69cm" draw:start-shape="id2" draw:start-glue-point="2" draw:end-shape="id8" draw:end-glue-point="3" svg:d="m6150 9055v635h640">
          <text:p/>
        </draw:connector>
        <draw:connector draw:style-name="gr2" draw:text-style-name="P1" draw:layer="layout" svg:x1="6.15cm" svg:y1="9.055cm" svg:x2="6.79cm" svg:y2="10.96cm" draw:start-shape="id2" draw:start-glue-point="2" draw:end-shape="id9" draw:end-glue-point="3" svg:d="m6150 9055v1905h640">
          <text:p/>
        </draw:connector>
        <draw:connector draw:style-name="gr2" draw:text-style-name="P1" draw:layer="layout" svg:x1="6.15cm" svg:y1="9.055cm" svg:x2="6.79cm" svg:y2="12.23cm" draw:start-shape="id2" draw:start-glue-point="2" draw:end-shape="id10" draw:end-glue-point="3" svg:d="m6150 9055v3175h640">
          <text:p/>
        </draw:connector>
        <draw:frame draw:style-name="gr3" draw:text-style-name="P3" draw:id="id1" draw:layer="layout" svg:width="3.567cm" svg:height="0.962cm" svg:x="2.345cm" svg:y="6.388cm">
          <draw:text-box>
            <text:p text:style-name="P2"><text:span text:style-name="T1">Correlator</text:span></text:p>
          </draw:text-box>
        </draw:frame>
        <draw:custom-shape draw:style-name="gr1" draw:text-style-name="P1" draw:layer="layout" svg:width="2.945cm" svg:height="1.27cm" svg:x="11.99cm" svg:y="9.055cm">
          <text:p text:style-name="P1">GetPR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945cm" svg:height="1.27cm" svg:x="10.12cm" svg:y="20.05cm">
          <text:p text:style-name="P1">ProcessFeedbac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6cm" svg:y1="9.69cm" svg:x2="12.13cm" svg:y2="9.69cm">
          <text:p/>
        </draw:line>
        <draw:connector draw:style-name="gr2" draw:text-style-name="P1" draw:layer="layout" svg:x1="9.222cm" svg:y1="19.21cm" svg:x2="10.12cm" svg:y2="20.685cm" draw:start-shape="id7" draw:start-glue-point="2" draw:end-shape="id11" draw:end-glue-point="3" svg:d="m9222 19210v1475h8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zimout </meta:initial-creator>
    <meta:creation-date>2010-11-08T15:01:43</meta:creation-date>
    <meta:generator>OpenOffice.org/3.2$Unix OpenOffice.org_project/320m19$Build-9505</meta:generator>
    <dc:date>2010-11-10T17:53:59</dc:date>
    <dc:creator>azimout </dc:creator>
    <meta:editing-duration>PT00H08M57S</meta:editing-duration>
    <meta:editing-cycles>3</meta:editing-cycles>
    <meta:document-statistic meta:object-count="23"/>
  </office:meta>
</office:document-meta>
</file>